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outline1">
      <style:graphic-properties fo:min-height="13.86cm"/>
    </style:style>
    <style:style style:name="pr3" style:family="presentation" style:parent-style-name="lyt-bluegrey-notes">
      <style:graphic-properties draw:fill-color="#ffffff" fo:min-height="13.364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2 – INFOX (Data Transfer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 </text:p>
                <text:list>
                  <text:list-item>
                    <text:p>Transferring <text:span text:style-name="T1">information </text:span><text:span text:style-name="T2">and</text:span><text:span text:style-name="T1"> files</text:span> between institutions</text:p>
                  </text:list-item>
                  <text:list-item>
                    <text:p>Keeping it simple and easy to use</text:p>
                  </text:list-item>
                  <text:list-item>
                    <text:p>Deploying an interface for other modules</text:p>
                  </text:list-item>
                </text:list>
              </text:list-item>
              <text:list-item>
                <text:p>Used technologies:</text:p>
                <text:list>
                  <text:list-item>
                    <text:p>PHP</text:p>
                  </text:list-item>
                  <text:list-item>
                    <text:p>CURL library</text:p>
                  </text:list-item>
                  <text:list-item>
                    <text:p>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P2 – INFOX (Security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</text:p>
                <text:list>
                  <text:list-item>
                    <text:p>Encryption of all transferred data</text:p>
                  </text:list-item>
                  <text:list-item>
                    <text:p>Secure transfer between institution</text:p>
                  </text:list-item>
                  <text:list-item>
                    <text:p>Restricted to authorized users only</text:p>
                  </text:list-item>
                </text:list>
              </text:list-item>
              <text:list-item>
                <text:p>Used technologies:</text:p>
                <text:list>
                  <text:list-item>
                    <text:p>3DES encryption standard</text:p>
                  </text:list-item>
                  <text:list-item>
                    <text:p>Server sided SSL encryption with HTT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P2 – INFOX (Achieved goals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mple and powerful implementation using JSON and cUR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2:17:34</dc:date>
    <meta:editing-duration>PT1H10M29S</meta:editing-duration>
    <meta:editing-cycles>3</meta:editing-cycles>
    <meta:generator>LibreOffice/3.3$Unix LibreOffice_project/330m19$Build-202</meta:generator>
    <meta:document-statistic meta:object-count="44"/>
  </office:meta>
</office:document-meta>
</file>